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tab/>First off, i'm excited to see this project come to life – thank you for partnering with me. As is almost always the case issues and questions will come up which have not been anticipated in the design or answered in this overview, don't hesitate to contact me via email at <text:a xlink:type="simple" xlink:href="mailto:george@sproutsolutions.us" text:style-name="Internet_20_link" text:visited-style-name="Visited_20_Internet_20_Link">george@sproutsolutions.us</text:a> – I will get back to you the same day. This design is not set in stone and if at any point you all have suggestions to make it better, please by all means put them forth. If any design elements are causing a headache for you in terms of getting it to display or function properly let me know and I can almost assuredly come up with something else. </text:p>
      <text:p text:style-name="P2"/>
      <text:p text:style-name="P2"><text:tab/></text:p>
      <text:p text:style-name="P2"/>
      <text:p text:style-name="P1">Metro Edge Site Overview</text:p>
      <text:p text:style-name="P2"/>
      <text:p text:style-name="P2">On to the good stuff - </text:p>
      <text:p text:style-name="P1"/>
      <text:p text:style-name="P2"><text:tab/>The site is best conceptualized as three layers:</text:p>
      <text:p text:style-name="P2"/>
      <text:p text:style-name="P2">The first layer gives info about the entire metro edge geography as well as provides a linkage to select individual metro edge zones. </text:p>
      <text:p text:style-name="P2"/>
      <text:p text:style-name="P2">The second layer contains information about the user requested metro edge zone as well as listing which business districts are contained within that zone. <text:s/>There is a link to the community profiles 2.0 page which would bring up the full profile of that zone. </text:p>
      <text:p text:style-name="P2"/>
      <text:p text:style-name="P2">The third layer contains information about the user requested business district and ends with a link to the community profiles 2.0 page which would bring up the full profile of that district. </text:p>
      <text:p text:style-name="P2"/>
      <text:p text:style-name="P2"/>
      <text:p text:style-name="P1">******MORE TO BE ADDED*******</text:p>
      <text:p text:style-name="P1"/>
      <text:p text:style-name="P2"/>
      <text:p text:style-name="P1">Where to Find Things</text:p>
      <text:p text:style-name="P2"/>
      <text:p text:style-name="P2">The file titled designsheet.png and designsheet.ai provide a site map along with color codes and fonts. </text:p>
      <text:p text:style-name="P2"/>
      <text:p text:style-name="P2">The sitemap on the design sheet has numbers and letters next to the the pages and elements which <text:s/>correspond to markings on the mockups. </text:p>
      <text:p text:style-name="P2"/>
      <text:p text:style-name="P2">The mockups are located inside the folder titled Mockups and sorted by mobile and regular version.</text:p>
      <text:p text:style-name="P2"/>
      <text:p text:style-name="P2">For your convenience I’ve gone ahead and generated the font files needed for cross browser support along with the necessary css in a folder called Fonts. <text:s/>There is a very similar font from Google Fonts called Oswald if this is an issue. </text:p>
      <text:p text:style-name="P2"/>
      <text:p text:style-name="P2">*Circular badges for business districts are located in a folder called Graphic Assets </text:p>
      <text:p text:style-name="P2"/>
      <text:p text:style-name="P1">******MORE TO BE ADDED*******</text:p>
      <text:p text:style-name="P1"/>
      <text:p text:style-name="P2"/>
      <text:p text:style-name="P1"><text:soft-page-break/>Foreseeable Issues </text:p>
      <text:p text:style-name="P1"/>
      <text:p text:style-name="P2">Site Copy : What i've provided is really just for design purposes, granted in many cases the same titles and headings will work well however there will need to be more and better copy to complete the site. <text:s/></text:p>
      <text:p text:style-name="P2"/>
      <text:p text:style-name="P2">A couple of suggestions:</text:p>
      <text:p text:style-name="P2"/>
      <text:p text:style-name="P2">CRI approaches organizations like Rapid Growth Media et al which seem to already have some good content which could be used ? <text:a xlink:type="simple" xlink:href="http://www.rapidgrowthmedia.com/cities/" text:style-name="Internet_20_link" text:visited-style-name="Visited_20_Internet_20_Link">http://www.rapidgrowthmedia.com/cities/</text:a></text:p>
      <text:p text:style-name="P2"/>
      <text:p text:style-name="P2">The <text:s/>above also holds true for images other than design elements that I provide. I've started this discussion with Jeremy and will update once we have more clarification. </text:p>
      <text:p text:style-name="P2"/>
      <text:p text:style-name="P2">We don't yet have data calculated at the geography of the complete metro edge zone. </text:p>
      <text:p text:style-name="P1"/>
      <text:p text:style-name="P2">Categories: Up to this point we don't have a solid number of categories or mechanism for assigning categories to geographies. </text:p>
      <text:p text:style-name="P2"/>
      <text:p text:style-name="P2">Currently there are essentially two different layouts designed to provide a guide for responsiveness, the larger size and the mobile. There might be a need for a slightly modified version for a big desktop display.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prout Solutions</meta:initial-creator>
    <meta:creation-date>2015-03-23T19:32:18.60</meta:creation-date>
    <meta:document-statistic meta:table-count="0" meta:image-count="0" meta:object-count="0" meta:page-count="2" meta:paragraph-count="24" meta:word-count="527" meta:character-count="3081"/>
    <dc:date>2015-03-25T11:44:53.04</dc:date>
    <dc:creator>Sprout Solutions</dc:creator>
    <meta:editing-duration>PT27M7S</meta:editing-duration>
    <meta:editing-cycles>1</meta:editing-cycles>
    <meta:generator>OpenOffice/4.1.0$Win32 OpenOffice.org_project/410m18$Build-9764</meta:generator>
  </office:meta>
</office:document-meta>
</file>